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C20000013D9DFB729D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64cm" svg:height="3.301cm" svg:x="0.271cm" svg:y="0.246cm">
          <draw:image xlink:href="Pictures/20000002000002C20000013D9DFB729D.eps" xlink:type="simple" xlink:show="embed" xlink:actuate="onLoad">
            <text:p/>
          </draw:image>
        </draw:frame>
        <draw:frame draw:style-name="gr2" draw:text-style-name="P2" draw:layer="layout" svg:width="1.035cm" svg:height="0.696cm" svg:x="0.284cm" svg:y="2.505cm">
          <draw:text-box>
            <text:p><text:span text:style-name="T1">مخارج</text:span></text:p>
          </draw:text-box>
        </draw:frame>
        <draw:frame draw:style-name="gr2" draw:text-style-name="P2" draw:layer="layout" svg:width="0.849cm" svg:height="0.696cm" svg:x="0.272cm" svg:y="0.53cm">
          <draw:text-box>
            <text:p><text:span text:style-name="T1">قابو</text:span></text:p>
          </draw:text-box>
        </draw:frame>
        <draw:frame draw:style-name="gr2" draw:text-style-name="P2" draw:layer="layout" svg:width="1.188cm" svg:height="0.696cm" svg:x="0.272cm" svg:y="1.357cm">
          <draw:text-box>
            <text:p><text:span text:style-name="T1">مداخل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8T10:05:24</dc:date>
    <dc:creator>kkk </dc:creator>
    <meta:editing-duration>PT8H34M34S</meta:editing-duration>
    <meta:editing-cycles>40</meta:editing-cycles>
    <meta:generator>LibreOffice/3.3$Linux LibreOffice_project/330m19$Build-401</meta:generator>
    <meta:document-statistic meta:object-count="4"/>
  </office:meta>
</office:document-meta>
</file>